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1e50bd" officeooo:paragraph-rsid="001e50bd"/>
    </style:style>
    <style:style style:name="P2" style:family="paragraph" style:parent-style-name="Standard">
      <style:text-properties style:font-name="FreeMono" officeooo:rsid="001ea1dc" officeooo:paragraph-rsid="001ea1d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CPE 435</text:p>
      <text:p text:style-name="P1">Final Project – Distributed Mergesort</text:p>
      <text:p text:style-name="P1"/>
      <text:p text:style-name="P2">Task – Create a server-client project which distributes 4M elements (I used long ints) to computers. Each client uses mergesort and threads to sort the parts, and then returns the sorted subarrays to the server. Server waits for all subarrays, then sorts them to get a final result. The initial, final, and sub results are stored in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30T10:34:56.024622064</meta:creation-date>
    <dc:date>2015-11-30T10:40:06.838642697</dc:date>
    <meta:editing-duration>PT5M10S</meta:editing-duration>
    <meta:editing-cycles>2</meta:editing-cycles>
    <meta:generator>LibreOffice/5.0.3.2$Linux_X86_64 LibreOffice_project/00m0$Build-2</meta:generator>
    <meta:document-statistic meta:table-count="0" meta:image-count="0" meta:object-count="0" meta:page-count="1" meta:paragraph-count="4" meta:word-count="65" meta:character-count="399" meta:non-whitespace-character-count="336"/>
  </office:meta>
</office:document-meta>
</file>